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4">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5">
      <style:paragraph-properties fo:margin-left="3.752cm" fo:margin-right="0cm" fo:text-indent="-0.635cm" style:auto-text-indent="false"/>
      <style:text-properties style:text-underline-style="none" fo:font-weight="normal" style:font-weight-asian="normal" style:font-weight-complex="normal"/>
    </style:style>
    <style:style style:name="P11"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12" style:family="paragraph" style:parent-style-name="Standard" style:list-style-name="L5">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2">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12725631441" text:style-name="L1">
        <text:list-item>
          <text:list>
            <text:list-item>
              <text:p text:style-name="P5">parcours chaque nœud du DOM pour savoir si sa sous structure peut former un bloc</text:p>
              <text:list>
                <text:list-item>
                  <text:p text:style-name="P5">Détail : </text:p>
                  <text:p text:style-name="P5">DivisionDomNoeud (pNode)→ pour un nœud passé en entrée on passe chacun de ses enfants à la fonction Divisable qui renvoie vraie si la sous structure du nœud passé forme un bloc visuel ou non. </text:p>
                  <text:p text:style-name="P5"><text:span text:style-name="T2">Divisable</text:span> (cNode) → </text:p>
                  <text:p text:style-name="P5"><text:span text:style-name="T2">Calcule DOC</text:span>(cNode) → </text:p>
                </text:list-item>
              </text:list>
            </text:list-item>
            <text:list-item>
              <text:p text:style-name="P5">récupère chaque bloc dans un pool et calcule des séparateurs visuelles +<text:span text:style-name="T2"> attribution d'un poids à chaque séparateur</text:span>. Les séparateurs sont un couple de bloc adjacents. Le poids attribué en fonction de la distance qui sépare les blocs (= si séparateur horizontal → la hauteur du séparateur.) et des différences visuelles entre les blocs.</text:p>
            </text:list-item>
            <text:list-item>
              <text:p text:style-name="P5"><text:span text:style-name="T2">construit une structure hiérarchique</text:span> des blocs. Consiste à fusionner les blocs adjacents ayant des séparateurs de poids faible.</text:p>
            </text:list-item>
            <text:list-item>
              <text:p text:style-name="P5">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un bloc. </text:p>
      <text:p text:style-name="P3">Les séparateurs représentent une relation entre deux blocs. Ils sont un indicateur permettant de savoir si on peut fusionner deux bloc ou non.</text:p>
      <text:p text:style-name="P3"/>
      <text:list xml:id="list1285167745" text:style-name="L2">
        <text:list-item>
          <text:list>
            <text:list-item>
              <text:p text:style-name="P6">Initialise la liste des séparateurs avec un séparateur dont le début commence sur le bord de la pool et se termine de l'autre côté.</text:p>
            </text:list-item>
            <text:list-item>
              <text:p text:style-name="P6">Pour chaque bloc de la pool, on évalue la relation du bloc avec chaque séparateur :</text:p>
              <text:list>
                <text:list-item>
                  <text:list>
                    <text:list-item>
                      <text:p text:style-name="P6">soit le bloc est contenu dans le séparateur → coupe le séparateur = deux nouveaux séparateurs</text:p>
                    </text:list-item>
                    <text:list-item>
                      <text:p text:style-name="P6">Si il ne contient pas le séparateur en entier mais le traverse → met à jours les <text:soft-page-break/>dimensions, réduit la hauteur pour un séparateur verticales et réduit la largeur pour un séparateur horizontal.</text:p>
                    </text:list-item>
                    <text:list-item>
                      <text:p text:style-name="P6">Si le bloc recouvre le séparateur, il est alors supprimé.</text:p>
                    </text:list-item>
                  </text:list>
                </text:list-item>
              </text:list>
            </text:list-item>
            <text:list-item>
              <text:p text:style-name="P6">Met séquentiellement chaque bloc dans le pool, à chaque tour on coupe les séparateurs calculés. </text:p>
            </text:list-item>
          </text:list>
        </text:list-item>
      </text:list>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1004300748" text:style-name="L3">
        <text:list-item>
          <text:list>
            <text:list-item>
              <text:p text:style-name="P7">Construction d'une structure « arbre de bloc visuel » </text:p>
            </text:list-item>
            <text:list-item>
              <text:p text:style-name="P7">Fusion des blocs adjacents ayant des poids de séparateur faible. Ce qui revient à supprimer les blocs fusionnés de « l'arbre de bloc visuel »</text:p>
            </text:list-item>
            <text:list-item>
              <text:p text:style-name="P7">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
      <text:list xml:id="list315144498" text:continue-list="list12725631441" text:style-name="L1">
        <text:list-item>
          <text:list>
            <text:list-item>
              <text:list>
                <text:list-header>
                  <text:p text:style-name="P5"><text:span text:style-name="T2">Divisable</text:span> (cNode) → </text:p>
                </text:list-header>
              </text:list>
            </text:list-item>
          </text:list>
        </text:list-item>
      </text:list>
      <text:p text:style-name="P3"><text:tab/><text:tab/><text:tab/> </text:p>
      <text:list xml:id="list1306532213" text:continue-numbering="true" text:style-name="L1">
        <text:list-item>
          <text:list>
            <text:list-item>
              <text:list>
                <text:list-header>
                  <text:p text:style-name="P5"><text:span text:style-name="T2">Calcule DOC </text:span>(cNode) → </text:p>
                  <text:list>
                    <text:list-item>
                      <text:list>
                        <text:list-header>
                          <text:p text:style-name="P5"><text:span text:style-name="T2">DoC</text:span> = Degrés de cohérence. Chaque nœud de l'arbre peut former un blob visuel. Doc permet de mesurer le degrés de cohérence que forme un nœud. C'est à dire si il forme un bloc visuel. Plus le degrés de cohérence est fort, plus le contenu forme un bloc visuel consistant.</text:p>
                          <text:p text:style-name="P5">La valeur varie de 1 à 10.</text:p>
                          <text:p text:style-name="P5"><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
      <text:p text:style-name="P3"/>
      <text:p text:style-name="P3">Cas de teste : </text:p>
      <text:p text:style-name="P3"><text:tab/>- Tester le comportement avec les flottants.</text:p>
      <text:list xml:id="list1228460188" text:style-name="L4">
        <text:list-item>
          <text:list>
            <text:list-item>
              <text:p text:style-name="P8">Avec les images ?</text:p>
            </text:list-item>
          </text:list>
        </text:list-item>
      </text:list>
      <text:p text:style-name="P3"/>
      <text:p text:style-name="P3">Concepts : </text:p>
      <text:p text:style-name="P3">- Noeud de texte virtuel : nœud inline avec seulement des nœuds enfants qui </text:p>
      <text:p text:style-name="P3"/>
      <text:p text:style-name="P3">Heuristiques :</text:p>
      <text:p text:style-name="P3"/>
      <text:list xml:id="list1905012490" text:style-name="L5">
        <text:list-item>
          <text:p text:style-name="P9">Règle 1 :nœud courant n'est pas un nœud texte et <text:s/>il n'a pas de nœud valide. C'est un nœud que l'on ne va pas traiter : nœud non valide. Typiquement un balise oublié par le concepteur.</text:p>
        </text:list-item>
        <text:list-item>
          <text:p text:style-name="P9">Règle 2 :Nœud courant possède un seul enfant valide et cet enfant n'est pas un nœud texte.</text:p>
        </text:list-item>
        <text:list-item>
          <text:p text:style-name="P9">Règle 3 :</text:p>
        </text:list-item>
        <text:list-item>
          <text:p text:style-name="P9">Règle 4 : Si tous les enfants du nœuds courant sont des nœuds textes <text:span text:style-name="T3">ou des nœuds textes virtuels. </text:span><text:span text:style-name="T4">Extraction le nœud pour le mettre dans le pool de bloc :</text:span></text:p>
          <text:list>
            <text:list-item>
              <text:list>
                <text:list-item>
                  <text:list>
                    <text:list-item>
                      <text:list>
                        <text:list-item>
                          <text:list>
                            <text:list-item>
                              <text:p text:style-name="P9"><text:span text:style-name="T4">si les nœuds textes ont la même taille de police et la même graisse (gras) de police : DoC = 10</text:span></text:p>
                            </text:list-item>
                            <text:list-item>
                              <text:p text:style-name="P9"><text:span text:style-name="T4">sinon : DoC = 9</text:span></text:p>
                            </text:list-item>
                          </text:list>
                        </text:list-item>
                      </text:list>
                    </text:list-item>
                  </text:list>
                </text:list-item>
              </text:list>
            </text:list-item>
          </text:list>
        </text:list-item>
        <text:list-item>
          <text:p text:style-name="P9">Règle 5 : Si un des enfants du nœuds courant est un nœud line-break alors continu le parcours</text:p>
        </text:list-item>
        <text:list-item>
          <text:p text:style-name="P9"><text:soft-page-break/>Règle 6: Si un des enfants du nœud courant est une balise &lt;hr&gt; alors division <text:s/></text:p>
        </text:list-item>
        <text:list-item>
          <text:p text:style-name="P9"><text:span text:style-name="T3">Règle 7 : la somme de la taille (seuil définit à priori ?) des nœuds enfants est supérieur à la taille du nœud courant alors continu le parcours</text:span> </text:p>
        </text:list-item>
        <text:list-item>
          <text:p text:style-name="P9">Règle 8 : Si la couleur du nœud courant est différente de l'un des nœuds enfants.</text:p>
          <text:p text:style-name="P9">Extraction du nœud enfant avec </text:p>
          <text:list>
            <text:list-item>
              <text:list>
                <text:list-item>
                  <text:list>
                    <text:list-item>
                      <text:list>
                        <text:list-item>
                          <text:p text:style-name="P9">un Doc (6-8) suivant le tag et la taille du nœud enfant</text:p>
                        </text:list-item>
                      </text:list>
                    </text:list-item>
                  </text:list>
                </text:list-item>
              </text:list>
            </text:list-item>
          </text:list>
        </text:list-item>
        <text:list-item>
          <text:p text:style-name="P9">Règle 9 : Si le nœud à au moins nœud texte enfant ou au moins un nœud de texte virtuel et la taille relative du nœud est plus petite qu'un seuil, alors extrait le bloc</text:p>
          <text:list>
            <text:list-item>
              <text:list>
                <text:list-item>
                  <text:list>
                    <text:list-item>
                      <text:list>
                        <text:list-item>
                          <text:p text:style-name="P10">Doc ← (5-8) suivant le tag</text:p>
                          <text:p text:style-name="P12"/>
                          <text:p text:style-name="P12">- <text:s/>Règle 10 : <text:s text:c="2"/>Si le nœud enfant ayant la taille maximum est plus petit que le seuil alors on extrait le bloc </text:p>
                        </text:list-item>
                        <text:list-item>
                          <text:p text:style-name="P12">Doc ← suivant le tag et la taille du noeud</text:p>
                          <text:p text:style-name="P12">- Règle 11 : Si le nœud prècèdent frère précendent n'a pas été divisé, ne pas diviser</text:p>
                          <text:p text:style-name="P12">- Règle 12 :</text:p>
                        </text:list-item>
                      </text:list>
                    </text:list-item>
                  </text:list>
                </text:list-item>
              </text:list>
            </text:list-item>
          </text:list>
        </text:list-item>
      </text:list>
      <text:p text:style-name="P11">- Règle 13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4-16T18:04:47</dc:date>
    <dc:creator>Asus </dc:creator>
    <meta:editing-duration>PT17H53M10S</meta:editing-duration>
    <meta:editing-cycles>109</meta:editing-cycles>
    <meta:generator>LibreOffice/3.5$Linux_x86 LibreOffice_project/350m1$Build-2</meta:generator>
    <meta:document-statistic meta:table-count="0" meta:image-count="0" meta:object-count="0" meta:page-count="3" meta:paragraph-count="66" meta:word-count="1039" meta:character-count="5642" meta:non-whitespace-character-count="4667"/>
  </office:meta>
</office:document-meta>
</file>